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  <manifest:file-entry manifest:media-type="image/png" manifest:full-path="Pictures/section_image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d8f7af" style:family="table">
      <style:table-properties style:rel-width="100" table:align="center"/>
    </style:style>
    <style:style style:name="fb26ce" style:family="table">
      <style:table-properties style:rel-width="100" table:align="center"/>
    </style:style>
    <style:style style:name="21f8d3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able:table table:name="d8f7af" table:style="d8f7af">
          <table:table-column table:number-columns-repeated="3"/>
          <table:table-row>
            <table:table-cell office:value-type="string">
              <text:p text:style-name="Standard"><draw:frame draw:style-name="fr1" draw:name="7e0529" text:anchor-type="as-char" svg:width="3.42cm" svg:height="2cm" draw:z-index="1"><draw:image xlink:href="Pictures/section_image1.png" xlink:type="simple" xlink:show="embed" xlink:actuate="onLoad"/></draw:frame></text:p>
            </table:table-cell>
            <table:table-cell office:value-type="string">
              <text:p><text:span>Fertilizantes Nitrogenados de Venezuela, FERTINITRO, C.E.C</text:span><text:p text:style-name="Standard"/><text:span> </text:span><text:p text:style-name="Standard"/><text:span>ASIGNACIÓN DE EQUIPOS DE INFORMÁTICA Y TELECOMUNICACIONES</text:span></text:p>
            </table:table-cell>
            <table:table-cell office:value-type="string">
              <text:p text:style-name="Standard"><draw:frame draw:style-name="fr2" draw:name="116e19" text:anchor-type="as-char" svg:width="2.3283333333333cm" svg:height="1.8520833333333cm" draw:z-index="2"><draw:image xlink:href="Pictures/section_image2.png" xlink:type="simple" xlink:show="embed" xlink:actuate="onLoad"/></draw:frame></text:p>
            </table:table-cell>
          </table:table-row>
        </table:table>
        <text:p text:style-name="Standard"/>
        <table:table table:name="fb26ce" table:style="fb26ce">
          <table:table-column table:number-columns-repeated="1"/>
          <table:table-row>
            <table:table-cell office:value-type="string">
              <text:p><text:span>IDENTIFICACION DEL SOLICITANTE</text:span></text:p>
            </table:table-cell>
          </table:table-row>
          <table:table-row>
            <table:table-cell office:value-type="string">
              <table:table table:name="ac8596" table:style="ac8596">
                <table:table-column table:number-columns-repeated="3"/>
                <table:table-row>
                  <table:table-cell office:value-type="string">
                    <text:p><text:span>Nombre y Apellido:</text:span><text:span>???</text:span></text:p>
                  </table:table-cell>
                  <table:table-cell office:value-type="string">
                    <text:p><text:span>C.I.:</text:span><text:span>???</text:span></text:p>
                  </table:table-cell>
                  <table:table-cell office:value-type="string">
                    <text:p><text:span>Extensión:</text:span><text:span>???</text:span></text:p>
                  </table:table-cell>
                </table:table-row>
              </table:table>
              <table:table table:name="af9883" table:style="af9883">
                <table:table-column table:number-columns-repeated="3"/>
                <table:table-row>
                  <table:table-cell office:value-type="string">
                    <text:p><text:span>Correo:</text:span><text:span>???</text:span></text:p>
                  </table:table-cell>
                  <table:table-cell office:value-type="string">
                    <text:p><text:span>Supervisor:</text:span><text:span>???</text:span></text:p>
                  </table:table-cell>
                  <table:table-cell office:value-type="string">
                    <text:p><text:span>Area:</text:span><text:span>???</text:span></text:p>
                  </table:table-cell>
                </table:table-row>
              </table:table>
              <table:table table:name="e5e580" table:style="e5e580">
                <table:table-column table:number-columns-repeated="3"/>
                <table:table-row>
                  <table:table-cell office:value-type="string">
                    <text:p><text:span>Gerencia:</text:span><text:span>???</text:span></text:p>
                  </table:table-cell>
                  <table:table-cell office:value-type="string">
                    <text:p><text:span>Cargo:</text:span><text:span>???</text:span></text:p>
                  </table:table-cell>
                  <table:table-cell office:value-type="string">
                    <text:p><text:span>Ubicación:</text:span><text:span>???</text:span></text:p>
                  </table:table-cell>
                </table:table-row>
              </table:table>
              <text:p text:style-name="Standard"/>
            </table:table-cell>
          </table:table-row>
        </table:table>
        <text:p text:style-name="Standard"/>
        <table:table table:name="21f8d3" table:style="21f8d3">
          <table:table-column table:number-columns-repeated="7"/>
          <table:table-row>
            <table:table-cell office:value-type="string">
              <text:p><text:span>EQUIPOS ASIGNADOS</text:span></text:p>
            </table:table-cell>
          </table:table-row>
          <table:table-row>
            <table:table-cell office:value-type="string">
              <text:p><text:span>Tipo de Equipo</text:span></text:p>
            </table:table-cell>
            <table:table-cell office:value-type="string">
              <text:p><text:span>Accesorios</text:span></text:p>
            </table:table-cell>
            <table:table-cell office:value-type="string">
              <text:p><text:span>Asignación</text:span></text:p>
            </table:table-cell>
            <table:table-cell office:value-type="string">
              <text:p><text:span>Identificación del equipo</text:span></text:p>
            </table:table-cell>
          </table:table-row>
          <table:table-row>
            <table:table-cell office:value-type="string">
              <text:p text:style-name="Standard"/>
            </table:table-cell>
            <table:table-cell office:value-type="string">
              <text:p text:style-name="Standard"/>
            </table:table-cell>
            <table:table-cell office:value-type="string">
              <text:p><text:span>Desde</text:span></text:p>
            </table:table-cell>
            <table:table-cell office:value-type="string">
              <text:p><text:span>hasta</text:span></text:p>
            </table:table-cell>
            <table:table-cell office:value-type="string">
              <text:p><text:span>Marca</text:span></text:p>
            </table:table-cell>
            <table:table-cell office:value-type="string">
              <text:p><text:span>Modelo</text:span></text:p>
            </table:table-cell>
            <table:table-cell office:value-type="string">
              <text:p><text:span>Serial</text:span></text:p>
            </table:table-cell>
          </table:table-row>
          <table:table-row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</table:table-row>
          <table:table-row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</table:table-row>
          <table:table-row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</table:table-row>
          <table:table-row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  <table:table-cell office:value-type="string">
              <text:p><text:span>???</text:span></text:p>
            </table:table-cell>
          </table:table-row>
          <table:table-row>
            <table:table-cell office:value-type="string">
              <text:p><text:span>Observaciones:</text:span></text:p>
              <text:p><text:span>???</text:span></text:p>
              <text:p><text:span/></text:p>
            </table:table-cell>
          </table:table-row>
          <table:table-row>
            <table:table-cell office:value-type="string">
              <text:p><text:span>CONDICIONES GENERALES DE LA ASIGNACION</text:span></text:p>
            </table:table-cell>
          </table:table-row>
          <table:table-row>
            <table:table-cell office:value-type="string">
              <text:p><text:span>El solicitante declara:</text:span></text:p>
            </table:table-cell>
          </table:table-row>
          <table:table-row>
            <table:table-cell office:value-type="string">
              <table:table table:name="07577d" table:style="07577d">
                <table:table-column table:number-columns-repeated="3"/>
                <table:table-row>
                  <table:table-cell office:value-type="string">
                    <text:p><text:span>CONTROL DE ACTIVOS</text:span></text:p>
                  </table:table-cell>
                  <table:table-cell office:value-type="string">
                    <text:p><text:span>SOPORTE Y ATENCION USUARIOS</text:span></text:p>
                  </table:table-cell>
                  <table:table-cell office:value-type="string">
                    <text:p><text:span>SOLICITANTE:</text:span></text:p>
                  </table:table-cell>
                </table:table-row>
              </table:table>
              <table:table table:name="9a9c75" table:style="9a9c75">
                <table:table-column table:number-columns-repeated="3"/>
                <table:table-row>
                  <table:table-cell office:value-type="string">
                    <text:p><text:span>Nombre y Apellido:</text:span><text:span>???</text:span></text:p>
                  </table:table-cell>
                  <table:table-cell office:value-type="string">
                    <text:p><text:span>C.I.:</text:span><text:span>???</text:span></text:p>
                  </table:table-cell>
                  <table:table-cell office:value-type="string">
                    <text:p><text:span>Extensión:</text:span><text:span>???</text:span></text:p>
                  </table:table-cell>
                </table:table-row>
              </table:table>
              <table:table table:name="e61f79" table:style="e61f79">
                <table:table-column table:number-columns-repeated="3"/>
                <table:table-row>
                  <table:table-cell office:value-type="string">
                    <text:p><text:span>Correo:</text:span><text:span>???</text:span></text:p>
                  </table:table-cell>
                  <table:table-cell office:value-type="string">
                    <text:p><text:span>Supervisor:</text:span><text:span>???</text:span></text:p>
                  </table:table-cell>
                  <table:table-cell office:value-type="string">
                    <text:p><text:span>Area:</text:span><text:span>???</text:span></text:p>
                  </table:table-cell>
                </table:table-row>
              </table:table>
              <table:table table:name="a2a124" table:style="a2a124">
                <table:table-column table:number-columns-repeated="3"/>
                <table:table-row>
                  <table:table-cell office:value-type="string">
                    <text:p><text:span>Gerencia:</text:span><text:span>???</text:span></text:p>
                  </table:table-cell>
                  <table:table-cell office:value-type="string">
                    <text:p><text:span>Cargo:</text:span><text:span>???</text:span></text:p>
                  </table:table-cell>
                  <table:table-cell office:value-type="string">
                    <text:p><text:span>Ubicación:</text:span><text:span>???</text:span></text:p>
                  </table:table-cell>
                </table:table-row>
              </table:table>
              <text:p text:style-name="Standard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d8f7af" style:family="table">
      <style:table-properties style:rel-width="100" table:align="center"/>
    </style:style>
    <style:style style:name="P-Style" style:family="paragraph">
      <style:paragraph-properties fo:margin-top="0cm" fo:margin-bottom="3.52cm" fo:text-align="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2-08T06:17:58.000</dc:date>
    <meta:generator>PHPWord</meta:generator>
    <meta:initial-creator/>
    <meta:creation-date>2017-02-08T06:17:58.000</meta:creation-date>
    <meta:keyword/>
    <meta:user-defined meta:name="Category"/>
    <meta:user-defined meta:name="Company"/>
    <meta:user-defined meta:name="Manager"/>
  </office:meta>
</office:document-meta>
</file>